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ffffff" loext:char-shading-value="0" loext:padding="0cm" loext:border="none"/>
    </style:style>
    <style:style style:name="T3" style:family="text">
      <style:text-properties fo:font-variant="normal" fo:text-transform="none"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𝟴</text:span><text:span text:style-name="T1">-𝘄𝗲𝗲𝗸 𝗽𝗹𝗮𝗻 𝘁𝗼 𝗵𝗲𝗹𝗽 𝘆𝗼𝘂 𝗽𝗿𝗲𝗽𝗮𝗿𝗲 𝗳𝗼𝗿 𝘀𝘆𝘀𝘁𝗲𝗺 𝗱𝗲𝘀𝗶𝗴𝗻 𝗶𝗻𝘁𝗲𝗿𝘃𝗶𝗲𝘄𝘀.</text:span><text:line-break/><text:line-break/><text:span text:style-name="T1">Week 1️⃣ - 𝗧𝗼𝗽𝗶𝗰𝘀: Scalability, API Gateway, Load Balancing, Caching, CAP/PACELC theorems, Bloom Filters.</text:span><text:line-break/><text:line-break/><text:span text:style-name="T1">Study the basics of scalability and load balancing, including horizontal and vertical scaling, load balancing algorithms, and caching strategies.</text:span><text:line-break/><text:line-break/><text:span text:style-name="T1">Week 2️⃣ - 𝗧𝗼𝗽𝗶𝗰𝘀: Databases, Data Modeling, Partitioning, Sharding, Replication</text:span><text:line-break/><text:line-break/><text:span text:style-name="T1">Study different types of databases, including SQL and NoSQL, and their use cases. Learn about data indexing, sharding, and replication strategies.</text:span><text:line-break/><text:line-break/><text:span text:style-name="T1">Week 3️⃣ - 𝗧𝗼𝗽𝗶𝗰𝘀: Networking, REST, gRPC, GraphQL, DNS, Proxies, Websockets, Long Poll.</text:span><text:line-break/><text:line-break/><text:span text:style-name="T1">Study the basics of computer networking and RESTful architecture, including the HTTP protocol, DNS, Proxies, and Websockets.</text:span><text:line-break/><text:line-break/><text:span text:style-name="T1">Week 4️⃣ - 𝗧𝗼𝗽𝗶𝗰𝘀: Distributed Systems, Consistency Models, Quorum, Leader/Follower, Merkle Tree, Consistent Hashing.</text:span><text:line-break/><text:line-break/><text:span text:style-name="T1">Study the basics of distributed systems, consistency models, and how to ensure fault tolerance in distributed systems.</text:span><text:line-break/><text:line-break/><text:span text:style-name="T1">Week 5️⃣ - 𝗧𝗼𝗽𝗶𝗰𝘀: APIs, Architectural Design Patterns, and Microservices.</text:span><text:line-break/><text:line-break/><text:span text:style-name="T1">Study common design patterns like Publisher-Subscriber, Sharding pattern, Circuit Breaker, and Static Content Hosting. Understand the pros and cons of microservices.</text:span><text:line-break/><text:line-break/><text:span text:style-name="T1">Week 6️⃣ - 𝗧𝗼𝗽𝗶𝗰𝘀: System Design Practice and Interview Preparation.</text:span><text:line-break/><text:line-break/><text:span text:style-name="T1">Practice solving system design problems, both individually and in groups. Prepare for system design interview questions and scenarios.</text:span><text:line-break/><text:line-break/><text:span text:style-name="T1">Prepare for designing social media, Facebook Newsfeed, Instagram, Twitter Search, YouTube, Quora, and Stack Overflow.</text:span><text:line-break/><text:line-break/><text:span text:style-name="T1">Week 7️⃣ - 𝗧𝗼𝗽𝗶𝗰𝘀: More System Design Practice and Interview Preparation</text:span><text:line-break/><text:line-break/><text:span text:style-name="T1">Practice solving system design problems: Designing Dropbox, Typeahead Suggestion, API Rate limiting. Messenger.</text:span><text:line-break/><text:line-break/><text:span text:style-name="T1">Week 8️⃣ - 𝗧𝗼𝗽𝗶𝗰𝘀: More System Design Practice and Interview Preparation</text:span><text:line-break/><text:line-break/><text:span text:style-name="T1">Practice solving system design problems: Designing Web crawler, Yelp or proximity server, Uber, Ticketmaster.</text:span><text:line-break/><text:line-break/><text:span text:style-name="T1">To prepare for system design, I highly recommend 'Grokking' courses: </text:span><text:a xlink:type="simple" xlink:href="https://lnkd.in/dyCRtiec" text:style-name="Internet_20_link" text:visited-style-name="Visited_20_Internet_20_Link"><text:span text:style-name="T2">https://lnkd.in/dyCRtiec</text:span></text:a><text:span text:style-name="T3"> </text:span><text:span text:style-name="T1">and </text:span><text:a xlink:type="simple" xlink:href="https://lnkd.in/g4Wii9r7" text:style-name="Internet_20_link" text:visited-style-name="Visited_20_Internet_20_Link"><text:span text:style-name="T2">https://lnkd.in/g4Wii9r7</text:span></text:a><text:line-break/><text:line-break/><text:span text:style-name="T1">System Design Interview Survival Guide (2023):</text:span><text:line-break/><text:a xlink:type="simple" xlink:href="https://lnkd.in/deqz6gnz" text:style-name="Internet_20_link" text:visited-style-name="Visited_20_Internet_20_Link"><text:span text:style-name="T2">https://lnkd.in/deqz6gnz</text:span></text:a><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01T22:27:01.793010002</meta:creation-date>
    <dc:date>2023-07-01T22:27:21.447405403</dc:date>
    <meta:editing-duration>PT20S</meta:editing-duration>
    <meta:editing-cycles>1</meta:editing-cycles>
    <meta:document-statistic meta:table-count="0" meta:image-count="0" meta:object-count="0" meta:page-count="1" meta:paragraph-count="1" meta:word-count="278" meta:character-count="2122" meta:non-whitespace-character-count="1825"/>
    <meta:generator>LibreOffice/6.4.7.2$Linux_X86_64 LibreOffice_project/40$Build-2</meta:generator>
  </office:meta>
</office:document-meta>
</file>